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706aa" officeooo:paragraph-rsid="000706aa"/>
    </style:style>
    <style:style style:name="P2" style:family="paragraph" style:parent-style-name="Standard">
      <style:text-properties fo:font-weight="bold" officeooo:rsid="000890be" officeooo:paragraph-rsid="000890be" style:font-weight-asian="bold" style:font-weight-complex="bold"/>
    </style:style>
    <style:style style:name="P3" style:family="paragraph" style:parent-style-name="Standard">
      <style:text-properties fo:font-weight="bold" officeooo:rsid="0009ccbe" officeooo:paragraph-rsid="0009ccbe" style:font-weight-asian="bold" style:font-weight-complex="bold"/>
    </style:style>
    <style:style style:name="P4" style:family="paragraph" style:parent-style-name="Standard">
      <style:text-properties fo:font-weight="bold" officeooo:rsid="000b3bab" officeooo:paragraph-rsid="000b3bab" style:font-weight-asian="bold" style:font-weight-complex="bold"/>
    </style:style>
    <style:style style:name="P5" style:family="paragraph" style:parent-style-name="Standard">
      <style:text-properties fo:font-weight="bold" officeooo:rsid="000c56a5" officeooo:paragraph-rsid="000c56a5" style:font-weight-asian="bold" style:font-weight-complex="bold"/>
    </style:style>
    <style:style style:name="P6" style:family="paragraph" style:parent-style-name="Standard">
      <style:text-properties fo:font-weight="bold" officeooo:rsid="000dce57" officeooo:paragraph-rsid="000dce57" style:font-weight-asian="bold" style:font-weight-complex="bold"/>
    </style:style>
    <style:style style:name="P7" style:family="paragraph" style:parent-style-name="Standard">
      <style:text-properties fo:font-weight="bold" officeooo:rsid="00119395" officeooo:paragraph-rsid="00119395" style:font-weight-asian="bold" style:font-weight-complex="bold"/>
    </style:style>
    <style:style style:name="P8" style:family="paragraph" style:parent-style-name="Standard">
      <style:text-properties fo:font-weight="bold" officeooo:rsid="00138398" officeooo:paragraph-rsid="00138398" style:font-weight-asian="bold" style:font-weight-complex="bold"/>
    </style:style>
    <style:style style:name="P9" style:family="paragraph" style:parent-style-name="Standard">
      <style:text-properties fo:font-weight="bold" officeooo:rsid="0014f1b3" officeooo:paragraph-rsid="0014f1b3" style:font-weight-asian="bold" style:font-weight-complex="bold"/>
    </style:style>
    <style:style style:name="P10" style:family="paragraph" style:parent-style-name="Standard">
      <style:text-properties fo:font-weight="normal" officeooo:rsid="0009ccbe" officeooo:paragraph-rsid="0009ccbe" style:font-weight-asian="normal" style:font-weight-complex="normal"/>
    </style:style>
    <style:style style:name="P11" style:family="paragraph" style:parent-style-name="Standard">
      <style:text-properties fo:font-weight="normal" officeooo:rsid="000b3bab" officeooo:paragraph-rsid="000b3bab" style:font-weight-asian="normal" style:font-weight-complex="normal"/>
    </style:style>
    <style:style style:name="P12" style:family="paragraph" style:parent-style-name="Standard">
      <style:text-properties fo:font-weight="normal" officeooo:rsid="000c56a5" officeooo:paragraph-rsid="000c56a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7d0e" officeooo:paragraph-rsid="000f7d0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19395" officeooo:paragraph-rsid="0011939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38398" officeooo:paragraph-rsid="0013839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89ca" officeooo:paragraph-rsid="001589ca" style:font-weight-asian="normal" style:font-weight-complex="normal"/>
    </style:style>
    <style:style style:name="P17" style:family="paragraph" style:parent-style-name="Standard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18" style:family="paragraph" style:parent-style-name="Standard">
      <style:text-properties style:font-name="Liberation Serif1" style:text-underline-style="none" fo:font-weight="bold" officeooo:rsid="001d559a" officeooo:paragraph-rsid="001d559a" style:font-weight-asian="bold" style:font-weight-complex="bold"/>
    </style:style>
    <style:style style:name="P19" style:family="paragraph" style:parent-style-name="Standard">
      <style:text-properties style:font-name="Liberation Serif1" style:text-underline-style="none" fo:font-weight="bold" officeooo:rsid="002474c4" officeooo:paragraph-rsid="002474c4" style:font-weight-asian="bold" style:font-weight-complex="bold"/>
    </style:style>
    <style:style style:name="P20" style:family="paragraph" style:parent-style-name="Standard">
      <style:text-properties style:font-name="Liberation Serif1" style:text-underline-style="none" fo:font-weight="bold" officeooo:rsid="0024ccfa" officeooo:paragraph-rsid="0024ccfa" style:font-weight-asian="bold" style:font-weight-complex="bold"/>
    </style:style>
    <style:style style:name="P21" style:family="paragraph" style:parent-style-name="Standard">
      <style:text-properties style:font-name="Liberation Serif1" style:text-underline-style="none" fo:font-weight="normal" officeooo:rsid="001b5aab" officeooo:paragraph-rsid="001b5aab" style:font-weight-asian="normal" style:font-weight-complex="normal"/>
    </style:style>
    <style:style style:name="P22" style:family="paragraph" style:parent-style-name="Standard">
      <style:text-properties style:font-name="Liberation Serif1" style:text-underline-style="none" fo:font-weight="normal" officeooo:rsid="001b5bb2" officeooo:paragraph-rsid="001b5bb2" style:font-weight-asian="normal" style:font-weight-complex="normal"/>
    </style:style>
    <style:style style:name="P23" style:family="paragraph" style:parent-style-name="Standard">
      <style:text-properties style:font-name="Liberation Serif1" style:text-underline-style="none" fo:font-weight="normal" officeooo:rsid="001d559a" officeooo:paragraph-rsid="001d559a" style:font-weight-asian="normal" style:font-weight-complex="normal"/>
    </style:style>
    <style:style style:name="P24" style:family="paragraph" style:parent-style-name="Standard">
      <style:text-properties style:font-name="Liberation Serif1" style:text-underline-style="none" fo:font-weight="normal" officeooo:rsid="0021cdef" officeooo:paragraph-rsid="0021cdef" style:font-weight-asian="normal" style:font-weight-complex="normal"/>
    </style:style>
    <style:style style:name="P25" style:family="paragraph" style:parent-style-name="Standard">
      <style:text-properties style:font-name="Liberation Serif1" style:text-underline-style="none" fo:font-weight="normal" officeooo:rsid="00237ef9" officeooo:paragraph-rsid="00237ef9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solid" style:text-underline-width="auto" style:text-underline-color="font-color" fo:font-weight="bold" officeooo:rsid="0016dab7" officeooo:paragraph-rsid="0016dab7" style:font-weight-asian="bold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P30" style:family="paragraph" style:parent-style-name="Standard" style:list-style-name="L1">
      <style:text-properties fo:font-weight="normal" officeooo:rsid="000890be" officeooo:paragraph-rsid="000890be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09ccbe" officeooo:paragraph-rsid="0009ccbe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09ccbe" officeooo:paragraph-rsid="0009ccbe" style:font-weight-asian="normal" style:font-weight-complex="normal"/>
    </style:style>
    <style:style style:name="P33" style:family="paragraph" style:parent-style-name="Standard" style:list-style-name="L1">
      <style:text-properties fo:font-weight="bold" officeooo:rsid="000890be" officeooo:paragraph-rsid="000890be" style:font-weight-asian="bold" style:font-weight-complex="bold"/>
    </style:style>
    <style:style style:name="P34" style:family="paragraph" style:parent-style-name="Standard" style:list-style-name="L1">
      <style:text-properties fo:font-weight="bold" officeooo:rsid="0009ccbe" officeooo:paragraph-rsid="0009ccbe" style:font-weight-asian="bold" style:font-weight-complex="bold"/>
    </style:style>
    <style:style style:name="P35" style:family="paragraph" style:parent-style-name="Standard" style:list-style-name="L3">
      <style:text-properties fo:font-weight="bold" officeooo:rsid="000c56a5" officeooo:paragraph-rsid="000c56a5" style:font-weight-asian="bold" style:font-weight-complex="bold"/>
    </style:style>
    <style:style style:name="P36" style:family="paragraph" style:parent-style-name="Standard" style:list-style-name="L4">
      <style:text-properties fo:font-weight="bold" officeooo:rsid="000dce57" officeooo:paragraph-rsid="000dce57" style:font-weight-asian="bold" style:font-weight-complex="bold"/>
    </style:style>
    <style:style style:name="P37" style:family="paragraph" style:parent-style-name="Standard" style:list-style-name="L4">
      <style:text-properties fo:font-weight="bold" officeooo:rsid="000f7d0e" officeooo:paragraph-rsid="000f7d0e" style:font-weight-asian="bold" style:font-weight-complex="bold"/>
    </style:style>
    <style:style style:name="P38" style:family="paragraph" style:parent-style-name="Standard" style:list-style-name="L5">
      <style:text-properties style:text-underline-style="solid" style:text-underline-width="auto" style:text-underline-color="font-color" fo:font-weight="bold" officeooo:rsid="0014f1b3" officeooo:paragraph-rsid="0014f1b3" style:font-weight-asian="bold" style:font-weight-complex="bold"/>
    </style:style>
    <style:style style:name="P39" style:family="paragraph" style:parent-style-name="Standard" style:list-style-name="L5">
      <style:text-properties style:text-underline-style="solid" style:text-underline-width="auto" style:text-underline-color="font-color" fo:font-weight="bold" officeooo:rsid="001589ca" officeooo:paragraph-rsid="001589ca" style:font-weight-asian="bold" style:font-weight-complex="bold"/>
    </style:style>
    <style:style style:name="P40" style:family="paragraph" style:parent-style-name="Standard" style:list-style-name="L6">
      <style:text-properties style:font-name="Liberation Serif1" style:text-underline-style="none" fo:font-weight="normal" officeooo:rsid="0017abce" officeooo:paragraph-rsid="0017abce" style:font-weight-asian="normal" style:font-weight-complex="normal"/>
    </style:style>
    <style:style style:name="P41" style:family="paragraph" style:parent-style-name="Standard" style:list-style-name="L6">
      <style:text-properties style:font-name="Liberation Serif1" style:text-underline-style="none" fo:font-weight="normal" officeooo:rsid="001b5aab" officeooo:paragraph-rsid="001b5aab" style:font-weight-asian="normal" style:font-weight-complex="normal"/>
    </style:style>
    <style:style style:name="P42" style:family="paragraph" style:parent-style-name="Standard" style:list-style-name="L7">
      <style:text-properties style:font-name="Liberation Serif1" style:text-underline-style="none" fo:font-weight="normal" officeooo:rsid="001b5aab" officeooo:paragraph-rsid="001b5aab" style:font-weight-asian="normal" style:font-weight-complex="normal"/>
    </style:style>
    <style:style style:name="P43" style:family="paragraph" style:parent-style-name="Standard" style:list-style-name="L7">
      <style:text-properties style:font-name="Liberation Serif1" style:text-underline-style="none" fo:font-weight="normal" officeooo:rsid="001b5bb2" officeooo:paragraph-rsid="001b5bb2" style:font-weight-asian="normal" style:font-weight-complex="normal"/>
    </style:style>
    <style:style style:name="P44" style:family="paragraph" style:parent-style-name="Standard" style:list-style-name="L8">
      <style:text-properties style:font-name="Liberation Serif1" style:text-underline-style="none" fo:font-weight="normal" officeooo:rsid="001d559a" officeooo:paragraph-rsid="001d559a" style:font-weight-asian="normal" style:font-weight-complex="normal"/>
    </style:style>
    <style:style style:name="P45" style:family="paragraph" style:parent-style-name="Standard">
      <style:text-properties style:font-name="Liberation Serif1" style:text-underline-style="none" fo:font-weight="normal" officeooo:rsid="00237ef9" officeooo:paragraph-rsid="00237ef9" style:font-weight-asian="normal" style:font-weight-complex="normal"/>
    </style:style>
    <style:style style:name="P46" style:family="paragraph" style:parent-style-name="Standard" style:list-style-name="L6"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P47" style:family="paragraph" style:parent-style-name="Standard" style:list-style-name="L6">
      <style:text-properties style:font-name="Liberation Serif1" style:text-underline-style="none" fo:font-weight="bold" officeooo:rsid="0019bc0f" officeooo:paragraph-rsid="0019bc0f" style:font-weight-asian="bold" style:font-weight-complex="bold"/>
    </style:style>
    <style:style style:name="P48" style:family="paragraph" style:parent-style-name="Standard" style:list-style-name="L6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49" style:family="paragraph" style:parent-style-name="Standard" style:list-style-name="L7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50" style:family="paragraph" style:parent-style-name="Standard" style:list-style-name="L7">
      <style:text-properties style:font-name="Liberation Serif1" style:text-underline-style="none" fo:font-weight="bold" officeooo:rsid="001b5bb2" officeooo:paragraph-rsid="001b5bb2" style:font-weight-asian="bold" style:font-weight-complex="bold"/>
    </style:style>
    <style:style style:name="P51" style:family="paragraph" style:parent-style-name="Standard" style:list-style-name="L9">
      <style:text-properties style:font-name="Liberation Serif1" style:text-underline-style="none" fo:font-weight="bold" officeooo:rsid="00237ef9" officeooo:paragraph-rsid="00237ef9" style:font-weight-asian="bold" style:font-weight-complex="bold"/>
    </style:style>
    <style:style style:name="P52" style:family="paragraph" style:parent-style-name="Standard">
      <style:text-properties style:font-name="Liberation Serif1" fo:font-style="normal" style:text-underline-style="none" fo:font-weight="normal" officeooo:rsid="002474c4" officeooo:paragraph-rsid="002474c4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ccbe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4a3bd"/>
    </style:style>
    <style:style style:name="T8" style:family="text">
      <style:text-properties style:font-name="Liberation Mono" style:text-underline-style="none"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fo:font-weight="normal" officeooo:rsid="00192289" style:font-weight-asian="normal" style:font-weight-complex="normal"/>
    </style:style>
    <style:style style:name="T1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ípios constitucionais <text:span text:style-name="T2">expressos</text:span><text:span text:style-name="T1">:</text:span></text:p>
      <text:list xml:id="list5347663484163923481" text:style-name="L1">
        <text:list-item>
          <text:p text:style-name="P30">Universalidade da Cobertura e do Atendimento;</text:p>
          <text:list>
            <text:list-item>
              <text:p text:style-name="P30">aspecto objetivo → cobertura → cobrir todas as contingências sociais;</text:p>
            </text:list-item>
            <text:list-item>
              <text:p text:style-name="P30">aspecto subjetivo → atendimento → quem é protegido;</text:p>
            </text:list-item>
            <text:list-item>
              <text:p text:style-name="P30">dimensões plenas → saúde é direito de todos;</text:p>
            </text:list-item>
            <text:list-item>
              <text:p text:style-name="P30">dimensões mitigadas → previdência direito de quem contribui, já assistência é de quem necessitar;</text:p>
            </text:list-item>
          </text:list>
        </text:list-item>
        <text:list-item>
          <text:p text:style-name="P30">Uniformidade e Equivalência dos Benefícios e Serviços;</text:p>
        </text:list-item>
        <text:list-item>
          <text:p text:style-name="P30">Seletividade e Distributividade;</text:p>
        </text:list-item>
        <text:list-item>
          <text:p text:style-name="P30">Irredutibilidade do Valor dos Benefícios;</text:p>
          <text:list>
            <text:list-item>
              <text:p text:style-name="P33"><text:span text:style-name="T1">saúde e assistência → garante preservação do valor </text:span>nominal<text:span text:style-name="T1">;</text:span></text:p>
            </text:list-item>
            <text:list-item>
              <text:p text:style-name="P33"><text:span text:style-name="T1">previdência → garante preservação do valor </text:span>real<text:span text:style-name="T1">;</text:span></text:p>
            </text:list-item>
            <text:list-item>
              <text:p text:style-name="P34"><text:span text:style-name="T1">STJ: índices negativos de correção monetária </text:span>podem<text:span text:style-name="T1"> ser aplicados aos benefícios previdenciários, </text:span>desde que preservado o valor nominal<text:span text:style-name="T1">;</text:span></text:p>
            </text:list-item>
          </text:list>
        </text:list-item>
        <text:list-item>
          <text:p text:style-name="P31">Equidade na Participação no Custeio;</text:p>
        </text:list-item>
        <text:list-item>
          <text:p text:style-name="P31">Diversidade da Base de Financiamento;</text:p>
        </text:list-item>
        <text:list-item>
          <text:p text:style-name="P31">Caráter Democrático e Descentralizado da Administração, Gestão Quadripartite;</text:p>
          <text:list>
            <text:list-item>
              <text:p text:style-name="P31">democrático → participa na gestão quem tem interesse;</text:p>
            </text:list-item>
            <text:list-item>
              <text:p text:style-name="P31">descentralizado → podem participar pessoas de diversos setores;</text:p>
            </text:list-item>
            <text:list-item>
              <text:p text:style-name="P31">quadripartite → trabalhadores, aposentados, empresas e governo.</text:p>
            </text:list-item>
          </text:list>
        </text:list-item>
      </text:list>
      <text:p text:style-name="P10"/>
      <text:p text:style-name="P3">Princípio constitucional implícito<text:span text:style-name="T1">:</text:span></text:p>
      <text:list xml:id="list7275786860139734357" text:style-name="L2">
        <text:list-item>
          <text:p text:style-name="P32">Solidariedade Social → toda a sociedade contribui para a Seguridade Social, independentemente de se beneficiar dos serviços.</text:p>
        </text:list-item>
      </text:list>
      <text:p text:style-name="P10"/>
      <text:p text:style-name="P3"><text:span text:style-name="T1">Financiamento </text:span>direto<text:span text:style-name="T1"> → contribuições sociais.</text:span></text:p>
      <text:p text:style-name="P3"><text:span text:style-name="T1">Financiamento </text:span>indireto<text:span text:style-name="T1"> → orçamentos dos entes políticos.</text:span></text:p>
      <text:p text:style-name="P10"/>
      <text:p text:style-name="P4"><text:span text:style-name="T1">As contribuições sobre </text:span>folha de salário<text:span text:style-name="T1"> do empregador e as contribuições do </text:span>trabalhador<text:span text:style-name="T1"> só podem ser usadas para o </text:span>pagamento dos benefícios do RGPS<text:span text:style-name="T1">.</text:span></text:p>
      <text:p text:style-name="P11"/>
      <text:p text:style-name="P5">Princípio da Preexistência do Custeio em Relação aos Benefícios e Serviços<text:span text:style-name="T1">: nenhum benefício ou serviço da seguridade social poderá ser criado, majorado ou estendido sema <text:s/>correspondente fonte de custeio </text:span><text:span text:style-name="T3">total</text:span><text:span text:style-name="T1">.</text:span></text:p>
      <text:list xml:id="list3931967807800210446" text:style-name="L3">
        <text:list-item>
          <text:p text:style-name="P35">Não<text:span text:style-name="T1"> se aplica às Entidades de Previdência Complementar (previdência privada)!</text:span></text:p>
        </text:list-item>
      </text:list>
      <text:p text:style-name="P12"/>
      <text:p text:style-name="P6"><text:span text:style-name="T1">Texto literal da CF: são </text:span>isentas<text:span text:style-name="T1"> de contribuição para a seguridade social as EBAS </text:span><text:span text:style-name="T4">que atendam às exigências estabelecidas em lei</text:span><text:span text:style-name="T6">.</text:span></text:p>
      <text:list xml:id="list35539104322382702" text:style-name="L4">
        <text:list-item>
          <text:p text:style-name="P36"><text:span text:style-name="T6">Na verdade são </text:span><text:span text:style-name="T5">imunes</text:span><text:span text:style-name="T6">, mas se a questão cobrar a literalidade da CF, considerar “isentas” como correto!</text:span></text:p>
        </text:list-item>
        <text:list-item>
          <text:p text:style-name="P37"><text:span text:style-name="T6">STF: é </text:span><text:span text:style-name="T5">constitucional</text:span><text:span text:style-name="T6"> a exigência da renovação periódica do Certificado de EBAS (CEBAS).</text:span></text:p>
        </text:list-item>
      </text:list>
      <text:p text:style-name="P13"/>
      <text:p text:style-name="P7"><text:span text:style-name="T5">Segurado Especial</text:span><text:span text:style-name="T6">: o produtor, o parceiro, o meeiro e o arrendatário rurais e o pescador artesanal, bem como os respectivos cônjuges, que exerçam atividades em </text:span><text:span text:style-name="T5">regime de economia familiar</text:span><text:span text:style-name="T6">, </text:span><text:span text:style-name="T5">sem empregados permanentes</text:span><text:span text:style-name="T6">, contribuirão para a seguridade social mediante a aplicação de uma alíquota sobre o </text:span><text:span text:style-name="T5">resultado da comercialização da produção</text:span><text:span text:style-name="T6"> e farão jus aos benefícios nos termos da lei.</text:span></text:p>
      <text:p text:style-name="P14"><text:soft-page-break/></text:p>
      <text:p text:style-name="P8"><text:span text:style-name="T5">Remissão</text:span><text:span text:style-name="T6"> e </text:span><text:span text:style-name="T7">a</text:span><text:span text:style-name="T5">nistia</text:span><text:span text:style-name="T6"> são possíveis para a contribuição do empregador sobre a </text:span><text:span text:style-name="T5">folha de salários</text:span><text:span text:style-name="T6">, desde que o montante seja inferior ao limite fixado em </text:span><text:span text:style-name="T5">LC</text:span><text:span text:style-name="T6">.</text:span></text:p>
      <text:p text:style-name="P15"/>
      <text:p text:style-name="P9"><text:span text:style-name="T5">Recursos mínimos a serem aplicados na Saúde</text:span><text:span text:style-name="T6">:</text:span></text:p>
      <text:list xml:id="list6233634576814449076" text:style-name="L5">
        <text:list-item>
          <text:p text:style-name="P38"><text:span text:style-name="T1">União</text:span><text:span text:style-name="T6">: 15% da RCL;</text:span></text:p>
        </text:list-item>
        <text:list-item>
          <text:p text:style-name="P38"><text:span text:style-name="T1">Estados/DF</text:span><text:span text:style-name="T6">: ITCD, ICMS, IPVA, repartição de receitas tributárias, FPE e 10% do IPI, deduzidas as parcelas transferidas aos respectivos municípios;</text:span></text:p>
        </text:list-item>
        <text:list-item>
          <text:p text:style-name="P38"><text:span text:style-name="T1">Municípios/DF</text:span><text:span text:style-name="T6">: IPTU, ITBI, ISS, repartição de receitas tributárias, FPM, 25% dos 10% do IPI aos Estados/DF;</text:span></text:p>
        </text:list-item>
        <text:list-item>
          <text:p text:style-name="P39"><text:span text:style-name="T6">a LC que regula esse tema deve ser </text:span><text:span text:style-name="T5">reavaliada a cada 5 anos</text:span><text:span text:style-name="T6">.</text:span></text:p>
        </text:list-item>
      </text:list>
      <text:p text:style-name="P16"/>
      <text:p text:style-name="P27">CF, Art. 199. A assistência à saúde é livre à iniciativa privada.</text:p>
      <text:p text:style-name="P26"><text:span text:style-name="T6">§1º As instituições privadas poderão participar de forma </text:span><text:span text:style-name="T5">complementar </text:span><text:span text:style-name="T8">(não é suplementar!)</text:span><text:span text:style-name="T6"> do SUS, segundo diretrizes deste, mediante contrato de direito público ou convênio, tendo preferência as entidades filantrópicas e as sem fins lucrativos.</text:span></text:p>
      <text:p text:style-name="P26"><text:span text:style-name="T6">§2º É </text:span><text:span text:style-name="T5">vedada</text:span><text:span text:style-name="T6"> a destinação de recursos públicos para auxílios ou subvenções às instituições privadas </text:span><text:span text:style-name="T5">com fins lucrativos</text:span><text:span text:style-name="T6">.</text:span></text:p>
      <text:p text:style-name="P26"><text:span text:style-name="T6">§3º É </text:span><text:span text:style-name="T5">vedada</text:span><text:span text:style-name="T6"> a participação direta ou indireta de empresas ou capitais </text:span><text:span text:style-name="T5">estrangeiros</text:span><text:span text:style-name="T6"> na assistência à saúde no País, salvo nos casos previstos em lei.</text:span></text:p>
      <text:p text:style-name="P26"><text:span text:style-name="T6">§4º A lei disporá sobre as condições e os requisitos que facilitem a remoção de órgãos, tecidos e substâncias humanas para fins de transplante, pesquisa e tratamento, bem como coleta, processamento e transfusão de sangue e seus derivados, sendo </text:span><text:span text:style-name="T5">vedado todo tipo de comercialização</text:span><text:span text:style-name="T6">.</text:span></text:p>
      <text:p text:style-name="P28"/>
      <text:p text:style-name="P29">Previdência Social (RGPS)<text:span text:style-name="T1">:</text:span></text:p>
      <text:list xml:id="list4965473934362365771" text:style-name="L6">
        <text:list-item>
          <text:p text:style-name="P40">filiação obrigatória;</text:p>
        </text:list-item>
        <text:list-item>
          <text:p text:style-name="P40">caráter contributivo;</text:p>
        </text:list-item>
        <text:list-item>
          <text:p text:style-name="P40">critérios que garantam equilíbrio financeiro e atuarial;</text:p>
        </text:list-item>
        <text:list-item>
          <text:p text:style-name="P40">atenderá:</text:p>
          <text:list>
            <text:list-item>
              <text:p text:style-name="P46"><text:span text:style-name="T1">cobertura dos eventos de doença, invalidez, morte e idade avançada; </text:span><text:span text:style-name="T9">[auxílio doença; auxílio acidente; aposentadoria por invalidez; pensão por morte; aposentadoria por idade e por tempo de contribuição]</text:span></text:p>
            </text:list-item>
            <text:list-item>
              <text:p text:style-name="P46"><text:span text:style-name="T1">proteção à maternidade, especialmente à gestante; </text:span><text:span text:style-name="T9">[salário maternidade]</text:span></text:p>
            </text:list-item>
            <text:list-item>
              <text:p text:style-name="P46"><text:span text:style-name="T1">proteção ao trabalhador em situação de desemprego involuntário; </text:span><text:span text:style-name="T9">[seguro desemprego, que não é a proteção assegurada pela CF, é benefício previdenciário </text:span><text:span text:style-name="T10">da esfera trabalhista</text:span><text:span text:style-name="T9"> administrado pelo MTE e não pelo INSS; a proteção assegurada é o “período de graça”, que é o período que o segurado não contribui para a Previdência Social mas mantém o </text:span><text:span text:style-name="T11">status</text:span><text:span text:style-name="T12"> de segurado</text:span><text:span text:style-name="T9">]</text:span></text:p>
            </text:list-item>
            <text:list-item>
              <text:p text:style-name="P46">salário família<text:span text:style-name="T1"> e </text:span>auxílio reclusão<text:span text:style-name="T1"> para os dependentes dos segurados de baixa renda;</text:span></text:p>
            </text:list-item>
            <text:list-item>
              <text:p text:style-name="P40">pensão por morte do segurado, homem ou mulher, ao cônjuge ou companheiro e dependentes (benefício que substitui o rendimento do segurado terá como valor mensal mínimo o salário mínimo nacional);</text:p>
            </text:list-item>
          </text:list>
        </text:list-item>
        <text:list-item>
          <text:p text:style-name="P47"><text:soft-page-break/><text:span text:style-name="T1">é assegurado o reajuste dos benefícios previdenciários para preservar-lhes, em caráter permanente, o </text:span>valor real<text:span text:style-name="T1">;</text:span></text:p>
        </text:list-item>
        <text:list-item>
          <text:p text:style-name="P47"><text:span text:style-name="T1">é </text:span>vedada<text:span text:style-name="T1"> a filiação de pessoas que participem do RPPS ao RGPS como segurado </text:span>facultativo<text:span text:style-name="T1">;</text:span></text:p>
          <text:list>
            <text:list-item>
              <text:p text:style-name="P47">Atenção!<text:span text:style-name="T1"> IN INSS/PRESS Nº 77/2015:</text:span></text:p>
              <text:list>
                <text:list-item>
                  <text:p text:style-name="P47"><text:span text:style-name="T1">servidor </text:span>federal<text:span text:style-name="T1"> → não pode se filiar ao RGPS como segurado facultativo, mesmo em afastamento sem vencimentos;</text:span></text:p>
                </text:list-item>
                <text:list-item>
                  <text:p text:style-name="P47"><text:span text:style-name="T1">servidor </text:span>estadual, distrital ou municipal<text:span text:style-name="T1"> → não pode se filiar ao RGPS como segurado facultativo, </text:span><text:span text:style-name="T4">salvo</text:span><text:span text:style-name="T1"> no afastamento sem vencimento e </text:span><text:span text:style-name="T4">desde que</text:span><text:span text:style-name="T1"> não permitida, nesta condição, contribuição ao respectivo regime próprio;</text:span></text:p>
                </text:list-item>
              </text:list>
            </text:list-item>
          </text:list>
        </text:list-item>
        <text:list-item>
          <text:p text:style-name="P48"><text:span text:style-name="T1">aposentadoria por </text:span><text:span text:style-name="T4">tempo de contribuição</text:span><text:span text:style-name="T1">:</text:span></text:p>
          <text:list>
            <text:list-item>
              <text:p text:style-name="P41">regime geral:</text:p>
              <text:list>
                <text:list-item>
                  <text:p text:style-name="P41">homem → 35 anos de contribuição;</text:p>
                </text:list-item>
                <text:list-item>
                  <text:p text:style-name="P41">mulher → 30 anos de contribuição;</text:p>
                </text:list-item>
              </text:list>
            </text:list-item>
            <text:list-item>
              <text:p text:style-name="P41">professor (educação infantil, ensino fundamental e médio):</text:p>
              <text:list>
                <text:list-item>
                  <text:p text:style-name="P41">homem → 30 anos de contribuição;</text:p>
                </text:list-item>
                <text:list-item>
                  <text:p text:style-name="P41">mulher → 25 anos de contribuição;</text:p>
                </text:list-item>
              </text:list>
            </text:list-item>
          </text:list>
        </text:list-item>
        <text:list-item>
          <text:p text:style-name="P48"><text:span text:style-name="T1">aposentadoria por </text:span><text:span text:style-name="T4">idade</text:span><text:span text:style-name="T1">:</text:span></text:p>
          <text:list>
            <text:list-item>
              <text:p text:style-name="P41">regime geral:</text:p>
              <text:list>
                <text:list-item>
                  <text:p text:style-name="P41">homem → 65 anos;</text:p>
                </text:list-item>
                <text:list-item>
                  <text:p text:style-name="P41">mulher → 60 anos;</text:p>
                </text:list-item>
              </text:list>
            </text:list-item>
            <text:list-item>
              <text:p text:style-name="P41">trabalhadores rurais (produtor rural, garimpeiro ou pescador artesanal):</text:p>
              <text:list>
                <text:list-item>
                  <text:p text:style-name="P41">homem → 60 anos;</text:p>
                </text:list-item>
                <text:list-item>
                  <text:p text:style-name="P41">mulher → 55 anos;</text:p>
                </text:list-item>
              </text:list>
            </text:list-item>
          </text:list>
        </text:list-item>
        <text:list-item>
          <text:p text:style-name="P48"><text:span text:style-name="T1">ganhos </text:span>habituais<text:span text:style-name="T1"> se incorporam ao </text:span>salário de contribuição<text:span text:style-name="T1">.</text:span></text:p>
        </text:list-item>
      </text:list>
      <text:p text:style-name="P21"/>
      <text:p text:style-name="P17">Assistência Social<text:span text:style-name="T1">:</text:span></text:p>
      <text:list xml:id="list623055845377513135" text:style-name="L7">
        <text:list-item>
          <text:p text:style-name="P42">objetivos:</text:p>
          <text:list>
            <text:list-item>
              <text:p text:style-name="P42">proteção à família, à maternidade, à infância, à adolescência e à velhice;</text:p>
            </text:list-item>
            <text:list-item>
              <text:p text:style-name="P42">amparo às crianças e adolescentes carentes;</text:p>
            </text:list-item>
            <text:list-item>
              <text:p text:style-name="P42">promoção da integração ao mercado de trabalho;</text:p>
            </text:list-item>
            <text:list-item>
              <text:p text:style-name="P49">habilitação e reabilitação<text:span text:style-name="T1"> das PcD e a promoção de sua integração à vida comunitária;</text:span></text:p>
            </text:list-item>
            <text:list-item>
              <text:p text:style-name="P49"><text:span text:style-name="T1">garantia de um </text:span>salário mínio de benefício mensal<text:span text:style-name="T1"> à PcD e ao idoso que comprovem não possuir meios de prover à própria manutenção ou de tê-la provida por sua família;</text:span></text:p>
            </text:list-item>
          </text:list>
        </text:list-item>
        <text:list-item>
          <text:p text:style-name="P43">diretrizes:</text:p>
          <text:list>
            <text:list-item>
              <text:p text:style-name="P50">descentralização<text:span text:style-name="T1"> político-administrativa (federal, estadual, municipal e EBAS);</text:span></text:p>
            </text:list-item>
            <text:list-item>
              <text:p text:style-name="P43">participação da população, por meio de organizações representativas;</text:p>
            </text:list-item>
          </text:list>
        </text:list-item>
        <text:list-item>
          <text:p text:style-name="P50">facultado<text:span text:style-name="T1"> aos estados vincular </text:span>até 0,5% da receita tributária líquida<text:span text:style-name="T1"> a programas de apoio, inclusão e promoção social, </text:span>vedado<text:span text:style-name="T1"> aplicar esses recursos em:</text:span></text:p>
          <text:list>
            <text:list-item>
              <text:p text:style-name="P43">despesas com pessoal e encargos sociais;</text:p>
            </text:list-item>
            <text:list-item>
              <text:p text:style-name="P43">serviço da dívida; e</text:p>
            </text:list-item>
            <text:list-item>
              <text:p text:style-name="P43">qualquer <text:s/>outra despesa corrente não vinculada diretamente aos investimentos ou ações apoiados.</text:p>
            </text:list-item>
          </text:list>
        </text:list-item>
      </text:list>
      <text:p text:style-name="P22"/>
      <text:p text:style-name="P18">Competência<text:span text:style-name="T1">:</text:span></text:p>
      <text:list xml:id="list7923968157890909701" text:style-name="L8">
        <text:list-item>
          <text:p text:style-name="P44">Seguridade Social → privativa da União;</text:p>
        </text:list-item>
        <text:list-item>
          <text:p text:style-name="P44">Previdência Social → concorrente.</text:p>
        </text:list-item>
      </text:list>
      <text:p text:style-name="P23"><text:soft-page-break/></text:p>
      <text:p text:style-name="P24">Em Direito Previdenciário, torna-se possível a <text:span text:style-name="T13">solução de controvérsias</text:span> mediante a aplicação da <text:span text:style-name="T13">equidade</text:span>, de que é exemplo a concessão de salário maternidade para o segurado homem que, em relação homoafetiva, adota criança.</text:p>
      <text:p text:style-name="P24"/>
      <text:p text:style-name="P25">STF, Súmula 688/2013: é <text:span text:style-name="T13">legítima</text:span> a incidência da contribuição previdenciária sobre o 13º salário.</text:p>
      <text:list xml:id="list6196287563742805104" text:style-name="L9">
        <text:list-item>
          <text:p text:style-name="P51">Atenção!<text:span text:style-name="T1"> A jurisprudência </text:span>não<text:span text:style-name="T1"> citou a incidência sobre 1/3 de férias!</text:span></text:p>
        </text:list-item>
      </text:list>
      <text:p text:style-name="P25"/>
      <text:p text:style-name="P19"><text:span text:style-name="T1">A </text:span>organização<text:span text:style-name="T1"> da seguridade social compete </text:span><text:span text:style-name="T14">somente</text:span><text:span text:style-name="T16"> ao Poder Público!</text:span></text:p>
      <text:p text:style-name="P52"/>
      <text:p text:style-name="P20"><text:span text:style-name="T16">A assistência à saúde é </text:span><text:span text:style-name="T15">livre</text:span><text:span text:style-name="T16"> à iniciativa priv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6aa" officeooo:paragraph-rsid="000706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eguridade social: conceituação, organização e princípios constitucion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29:27.193380385</meta:creation-date>
    <dc:date>2018-03-14T15:46:37.807548292</dc:date>
    <meta:editing-duration>PT2H49M27S</meta:editing-duration>
    <meta:editing-cycles>21</meta:editing-cycles>
    <meta:generator>LibreOffice/5.2.7.2$Linux_X86_64 LibreOffice_project/20m0$Build-2</meta:generator>
    <meta:document-statistic meta:table-count="0" meta:image-count="0" meta:object-count="0" meta:page-count="4" meta:paragraph-count="93" meta:word-count="1175" meta:character-count="7565" meta:non-whitespace-character-count="6550"/>
  </office:meta>
</office:document-meta>
</file>